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rtistListenersPlaycount">
        <table:table-row>
          <table:table-cell office:value-type="float" office:value="2">
            <text:p>2</text:p>
          </table:table-cell>
          <table:table-cell office:value-type="string">
            <text:p>07a85e96-bb72-4930-b41d-24853f4a4ede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79886">
            <text:p>79886</text:p>
          </table:table-cell>
          <table:table-cell office:value-type="float" office:value="1480759">
            <text:p>1480759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5182c1d9-c7d2-4dad-afa0-ccfeada921a8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2435164">
            <text:p>2435164</text:p>
          </table:table-cell>
          <table:table-cell office:value-type="float" office:value="99998752">
            <text:p>99998752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c55193fb-f5d2-4839-a263-4c044fca1456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922651">
            <text:p>922651</text:p>
          </table:table-cell>
          <table:table-cell office:value-type="float" office:value="23748366">
            <text:p>23748366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c55193fb-f5d2-4839-a263-4c044fca1456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922651">
            <text:p>922651</text:p>
          </table:table-cell>
          <table:table-cell office:value-type="float" office:value="23748366">
            <text:p>23748366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c55193fb-f5d2-4839-a263-4c044fca1456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922567">
            <text:p>922567</text:p>
          </table:table-cell>
          <table:table-cell office:value-type="float" office:value="23745256">
            <text:p>23745256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c55193fb-f5d2-4839-a263-4c044fca1456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921567">
            <text:p>921567</text:p>
          </table:table-cell>
          <table:table-cell office:value-type="float" office:value="23712025">
            <text:p>23712025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57e0e9f3-24b5-46a6-be00-be793ca26e21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84433">
            <text:p>84433</text:p>
          </table:table-cell>
          <table:table-cell office:value-type="float" office:value="727892">
            <text:p>727892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57e0e9f3-24b5-46a6-be00-be793ca26e21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84433">
            <text:p>84433</text:p>
          </table:table-cell>
          <table:table-cell office:value-type="float" office:value="727892">
            <text:p>727892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57e0e9f3-24b5-46a6-be00-be793ca26e21</text:p>
          </table:table-cell>
          <table:table-cell office:value-type="date" office:date-value="2019-02-22" table:style-name="DateCell">
            <text:p>2019-02-22</text:p>
          </table:table-cell>
          <table:table-cell office:value-type="float" office:value="84417">
            <text:p>84417</text:p>
          </table:table-cell>
          <table:table-cell office:value-type="float" office:value="727685">
            <text:p>727685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57e0e9f3-24b5-46a6-be00-be793ca26e21</text:p>
          </table:table-cell>
          <table:table-cell office:value-type="date" office:date-value="2019-02-21" table:style-name="DateCell">
            <text:p>2019-02-21</text:p>
          </table:table-cell>
          <table:table-cell office:value-type="float" office:value="84411">
            <text:p>84411</text:p>
          </table:table-cell>
          <table:table-cell office:value-type="float" office:value="727624">
            <text:p>727624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66bf7876-3898-47fa-8bdd-dc200f946cec</text:p>
          </table:table-cell>
          <table:table-cell office:value-type="date" office:date-value="2019-02-22" table:style-name="DateCell">
            <text:p>2019-02-22</text:p>
          </table:table-cell>
          <table:table-cell office:value-type="float" office:value="1393">
            <text:p>1393</text:p>
          </table:table-cell>
          <table:table-cell office:value-type="float" office:value="21207">
            <text:p>21207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484a1d40-0fb9-4768-acff-b570cedaacb4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126283">
            <text:p>126283</text:p>
          </table:table-cell>
          <table:table-cell office:value-type="float" office:value="2220598">
            <text:p>2220598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484a1d40-0fb9-4768-acff-b570cedaacb4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126270">
            <text:p>126270</text:p>
          </table:table-cell>
          <table:table-cell office:value-type="float" office:value="2220378">
            <text:p>2220378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484a1d40-0fb9-4768-acff-b570cedaacb4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126257">
            <text:p>126257</text:p>
          </table:table-cell>
          <table:table-cell office:value-type="float" office:value="2220228">
            <text:p>2220228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484a1d40-0fb9-4768-acff-b570cedaacb4</text:p>
          </table:table-cell>
          <table:table-cell office:value-type="date" office:date-value="2019-02-21" table:style-name="DateCell">
            <text:p>2019-02-21</text:p>
          </table:table-cell>
          <table:table-cell office:value-type="float" office:value="126222">
            <text:p>126222</text:p>
          </table:table-cell>
          <table:table-cell office:value-type="float" office:value="2219790">
            <text:p>2219790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484a1d40-0fb9-4768-acff-b570cedaacb4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126163">
            <text:p>126163</text:p>
          </table:table-cell>
          <table:table-cell office:value-type="float" office:value="2218674">
            <text:p>2218674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b134d1bf-c7c7-4427-93ac-9fdbc2b59ef1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767786">
            <text:p>767786</text:p>
          </table:table-cell>
          <table:table-cell office:value-type="float" office:value="10722706">
            <text:p>10722706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26f07661-e115-471d-a930-206f5c89d17c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1039894">
            <text:p>1039894</text:p>
          </table:table-cell>
          <table:table-cell office:value-type="float" office:value="29006438">
            <text:p>29006438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26f07661-e115-471d-a930-206f5c89d17c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1039894">
            <text:p>1039894</text:p>
          </table:table-cell>
          <table:table-cell office:value-type="float" office:value="29006438">
            <text:p>29006438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26f07661-e115-471d-a930-206f5c89d17c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1039703">
            <text:p>1039703</text:p>
          </table:table-cell>
          <table:table-cell office:value-type="float" office:value="29000973">
            <text:p>29000973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8aa5b65a-5b3c-4029-92bf-47a544356934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1775438">
            <text:p>1775438</text:p>
          </table:table-cell>
          <table:table-cell office:value-type="float" office:value="46888817">
            <text:p>46888817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8aa5b65a-5b3c-4029-92bf-47a544356934</text:p>
          </table:table-cell>
          <table:table-cell office:value-type="date" office:date-value="2019-02-22" table:style-name="DateCell">
            <text:p>2019-02-22</text:p>
          </table:table-cell>
          <table:table-cell office:value-type="float" office:value="1774728">
            <text:p>1774728</text:p>
          </table:table-cell>
          <table:table-cell office:value-type="float" office:value="46851242">
            <text:p>46851242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8aa5b65a-5b3c-4029-92bf-47a544356934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1773743">
            <text:p>1773743</text:p>
          </table:table-cell>
          <table:table-cell office:value-type="float" office:value="46811359">
            <text:p>46811359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0383dadf-2a4e-4d10-a46a-e9e041da8eb3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4004808">
            <text:p>4004808</text:p>
          </table:table-cell>
          <table:table-cell office:value-type="float" office:value="188876434">
            <text:p>188876434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0383dadf-2a4e-4d10-a46a-e9e041da8eb3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4004808">
            <text:p>4004808</text:p>
          </table:table-cell>
          <table:table-cell office:value-type="float" office:value="188876434">
            <text:p>188876434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e3cb4543-210f-499a-b0d1-3882c312dfb9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862288">
            <text:p>862288</text:p>
          </table:table-cell>
          <table:table-cell office:value-type="float" office:value="17733140">
            <text:p>17733140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e3cb4543-210f-499a-b0d1-3882c312dfb9</text:p>
          </table:table-cell>
          <table:table-cell office:value-type="date" office:date-value="2019-02-22" table:style-name="DateCell">
            <text:p>2019-02-22</text:p>
          </table:table-cell>
          <table:table-cell office:value-type="float" office:value="861833">
            <text:p>861833</text:p>
          </table:table-cell>
          <table:table-cell office:value-type="float" office:value="17719756">
            <text:p>17719756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e3cb4543-210f-499a-b0d1-3882c312dfb9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861186">
            <text:p>861186</text:p>
          </table:table-cell>
          <table:table-cell office:value-type="float" office:value="17699262">
            <text:p>17699262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e491fae8-3a5a-438e-8368-925753fb41a1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452449">
            <text:p>452449</text:p>
          </table:table-cell>
          <table:table-cell office:value-type="float" office:value="3726481">
            <text:p>3726481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e491fae8-3a5a-438e-8368-925753fb41a1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452378">
            <text:p>452378</text:p>
          </table:table-cell>
          <table:table-cell office:value-type="float" office:value="3725787">
            <text:p>3725787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e491fae8-3a5a-438e-8368-925753fb41a1</text:p>
          </table:table-cell>
          <table:table-cell office:value-type="date" office:date-value="2019-02-24" table:style-name="DateCell">
            <text:p>2019-02-24</text:p>
          </table:table-cell>
          <table:table-cell office:value-type="float" office:value="452175">
            <text:p>452175</text:p>
          </table:table-cell>
          <table:table-cell office:value-type="float" office:value="3723878">
            <text:p>3723878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e491fae8-3a5a-438e-8368-925753fb41a1</text:p>
          </table:table-cell>
          <table:table-cell office:value-type="date" office:date-value="2019-02-22" table:style-name="DateCell">
            <text:p>2019-02-22</text:p>
          </table:table-cell>
          <table:table-cell office:value-type="float" office:value="452101">
            <text:p>452101</text:p>
          </table:table-cell>
          <table:table-cell office:value-type="float" office:value="3723083">
            <text:p>3723083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e491fae8-3a5a-438e-8368-925753fb41a1</text:p>
          </table:table-cell>
          <table:table-cell office:value-type="date" office:date-value="2019-02-21" table:style-name="DateCell">
            <text:p>2019-02-21</text:p>
          </table:table-cell>
          <table:table-cell office:value-type="float" office:value="452027">
            <text:p>452027</text:p>
          </table:table-cell>
          <table:table-cell office:value-type="float" office:value="3722334">
            <text:p>3722334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e491fae8-3a5a-438e-8368-925753fb41a1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451633">
            <text:p>451633</text:p>
          </table:table-cell>
          <table:table-cell office:value-type="float" office:value="3717840">
            <text:p>3717840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1a03f20c-26dd-4c26-bbe8-426e05ea46d5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58637">
            <text:p>58637</text:p>
          </table:table-cell>
          <table:table-cell office:value-type="float" office:value="339427">
            <text:p>339427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1a03f20c-26dd-4c26-bbe8-426e05ea46d5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58637">
            <text:p>58637</text:p>
          </table:table-cell>
          <table:table-cell office:value-type="float" office:value="339427">
            <text:p>339427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1a03f20c-26dd-4c26-bbe8-426e05ea46d5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58637">
            <text:p>58637</text:p>
          </table:table-cell>
          <table:table-cell office:value-type="float" office:value="339427">
            <text:p>339427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1a03f20c-26dd-4c26-bbe8-426e05ea46d5</text:p>
          </table:table-cell>
          <table:table-cell office:value-type="date" office:date-value="2019-02-21" table:style-name="DateCell">
            <text:p>2019-02-21</text:p>
          </table:table-cell>
          <table:table-cell office:value-type="float" office:value="58590">
            <text:p>58590</text:p>
          </table:table-cell>
          <table:table-cell office:value-type="float" office:value="339090">
            <text:p>339090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bbd80354-597e-4d53-94e4-92b3a7cb8f2c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424012">
            <text:p>424012</text:p>
          </table:table-cell>
          <table:table-cell office:value-type="float" office:value="10037765">
            <text:p>10037765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bbd80354-597e-4d53-94e4-92b3a7cb8f2c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423970">
            <text:p>423970</text:p>
          </table:table-cell>
          <table:table-cell office:value-type="float" office:value="10036267">
            <text:p>10036267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bbd80354-597e-4d53-94e4-92b3a7cb8f2c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423970">
            <text:p>423970</text:p>
          </table:table-cell>
          <table:table-cell office:value-type="float" office:value="10036267">
            <text:p>10036267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bbd80354-597e-4d53-94e4-92b3a7cb8f2c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423954">
            <text:p>423954</text:p>
          </table:table-cell>
          <table:table-cell office:value-type="float" office:value="10034789">
            <text:p>10034789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bbd80354-597e-4d53-94e4-92b3a7cb8f2c</text:p>
          </table:table-cell>
          <table:table-cell office:value-type="date" office:date-value="2019-02-21" table:style-name="DateCell">
            <text:p>2019-02-21</text:p>
          </table:table-cell>
          <table:table-cell office:value-type="float" office:value="423833">
            <text:p>423833</text:p>
          </table:table-cell>
          <table:table-cell office:value-type="float" office:value="10029429">
            <text:p>10029429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ded0d67a-eb71-4fe9-83c0-1d18b8ed497e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367446">
            <text:p>367446</text:p>
          </table:table-cell>
          <table:table-cell office:value-type="float" office:value="4792329">
            <text:p>4792329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30f9591a-778b-40dd-be8f-105589f9c998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282">
            <text:p>282</text:p>
          </table:table-cell>
          <table:table-cell office:value-type="float" office:value="1666">
            <text:p>1666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30f9591a-778b-40dd-be8f-105589f9c998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282">
            <text:p>282</text:p>
          </table:table-cell>
          <table:table-cell office:value-type="float" office:value="1666">
            <text:p>1666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30f9591a-778b-40dd-be8f-105589f9c998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282">
            <text:p>282</text:p>
          </table:table-cell>
          <table:table-cell office:value-type="float" office:value="1666">
            <text:p>1666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30f9591a-778b-40dd-be8f-105589f9c998</text:p>
          </table:table-cell>
          <table:table-cell office:value-type="date" office:date-value="2019-02-24" table:style-name="DateCell">
            <text:p>2019-02-24</text:p>
          </table:table-cell>
          <table:table-cell office:value-type="float" office:value="282">
            <text:p>282</text:p>
          </table:table-cell>
          <table:table-cell office:value-type="float" office:value="1666">
            <text:p>1666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30f9591a-778b-40dd-be8f-105589f9c998</text:p>
          </table:table-cell>
          <table:table-cell office:value-type="date" office:date-value="2019-02-22" table:style-name="DateCell">
            <text:p>2019-02-22</text:p>
          </table:table-cell>
          <table:table-cell office:value-type="float" office:value="282">
            <text:p>282</text:p>
          </table:table-cell>
          <table:table-cell office:value-type="float" office:value="1666">
            <text:p>1666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c55193fb-f5d2-4839-a263-4c044fca1456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922651">
            <text:p>922651</text:p>
          </table:table-cell>
          <table:table-cell office:value-type="float" office:value="23748366">
            <text:p>23748366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c55193fb-f5d2-4839-a263-4c044fca1456</text:p>
          </table:table-cell>
          <table:table-cell office:value-type="date" office:date-value="2019-02-24" table:style-name="DateCell">
            <text:p>2019-02-24</text:p>
          </table:table-cell>
          <table:table-cell office:value-type="float" office:value="922359">
            <text:p>922359</text:p>
          </table:table-cell>
          <table:table-cell office:value-type="float" office:value="23739332">
            <text:p>23739332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c55193fb-f5d2-4839-a263-4c044fca1456</text:p>
          </table:table-cell>
          <table:table-cell office:value-type="date" office:date-value="2019-02-22" table:style-name="DateCell">
            <text:p>2019-02-22</text:p>
          </table:table-cell>
          <table:table-cell office:value-type="float" office:value="922260">
            <text:p>922260</text:p>
          </table:table-cell>
          <table:table-cell office:value-type="float" office:value="23735568">
            <text:p>23735568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c55193fb-f5d2-4839-a263-4c044fca1456</text:p>
          </table:table-cell>
          <table:table-cell office:value-type="date" office:date-value="2019-02-21" table:style-name="DateCell">
            <text:p>2019-02-21</text:p>
          </table:table-cell>
          <table:table-cell office:value-type="float" office:value="922167">
            <text:p>922167</text:p>
          </table:table-cell>
          <table:table-cell office:value-type="float" office:value="23732134">
            <text:p>23732134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57e0e9f3-24b5-46a6-be00-be793ca26e21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84435">
            <text:p>84435</text:p>
          </table:table-cell>
          <table:table-cell office:value-type="float" office:value="727957">
            <text:p>727957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>
            <text:p>57e0e9f3-24b5-46a6-be00-be793ca26e21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84429">
            <text:p>84429</text:p>
          </table:table-cell>
          <table:table-cell office:value-type="float" office:value="727868">
            <text:p>727868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57e0e9f3-24b5-46a6-be00-be793ca26e21</text:p>
          </table:table-cell>
          <table:table-cell office:value-type="date" office:date-value="2019-02-24" table:style-name="DateCell">
            <text:p>2019-02-24</text:p>
          </table:table-cell>
          <table:table-cell office:value-type="float" office:value="84419">
            <text:p>84419</text:p>
          </table:table-cell>
          <table:table-cell office:value-type="float" office:value="727778">
            <text:p>727778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57e0e9f3-24b5-46a6-be00-be793ca26e21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84387">
            <text:p>84387</text:p>
          </table:table-cell>
          <table:table-cell office:value-type="float" office:value="727181">
            <text:p>727181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66bf7876-3898-47fa-8bdd-dc200f946cec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1394">
            <text:p>1394</text:p>
          </table:table-cell>
          <table:table-cell office:value-type="float" office:value="21214">
            <text:p>21214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66bf7876-3898-47fa-8bdd-dc200f946cec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1394">
            <text:p>1394</text:p>
          </table:table-cell>
          <table:table-cell office:value-type="float" office:value="21213">
            <text:p>21213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66bf7876-3898-47fa-8bdd-dc200f946cec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1394">
            <text:p>1394</text:p>
          </table:table-cell>
          <table:table-cell office:value-type="float" office:value="21213">
            <text:p>21213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66bf7876-3898-47fa-8bdd-dc200f946cec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1394">
            <text:p>1394</text:p>
          </table:table-cell>
          <table:table-cell office:value-type="float" office:value="21210">
            <text:p>21210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66bf7876-3898-47fa-8bdd-dc200f946cec</text:p>
          </table:table-cell>
          <table:table-cell office:value-type="date" office:date-value="2019-02-24" table:style-name="DateCell">
            <text:p>2019-02-24</text:p>
          </table:table-cell>
          <table:table-cell office:value-type="float" office:value="1393">
            <text:p>1393</text:p>
          </table:table-cell>
          <table:table-cell office:value-type="float" office:value="21208">
            <text:p>21208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66bf7876-3898-47fa-8bdd-dc200f946cec</text:p>
          </table:table-cell>
          <table:table-cell office:value-type="date" office:date-value="2019-02-21" table:style-name="DateCell">
            <text:p>2019-02-21</text:p>
          </table:table-cell>
          <table:table-cell office:value-type="float" office:value="1393">
            <text:p>1393</text:p>
          </table:table-cell>
          <table:table-cell office:value-type="float" office:value="21206">
            <text:p>21206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66bf7876-3898-47fa-8bdd-dc200f946cec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1392">
            <text:p>1392</text:p>
          </table:table-cell>
          <table:table-cell office:value-type="float" office:value="21202">
            <text:p>21202</text:p>
          </table:table-cell>
        </table:table-row>
        <table:table-row>
          <table:table-cell office:value-type="float" office:value="168">
            <text:p>168</text:p>
          </table:table-cell>
          <table:table-cell office:value-type="string">
            <text:p>484a1d40-0fb9-4768-acff-b570cedaacb4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126270">
            <text:p>126270</text:p>
          </table:table-cell>
          <table:table-cell office:value-type="float" office:value="2220378">
            <text:p>2220378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484a1d40-0fb9-4768-acff-b570cedaacb4</text:p>
          </table:table-cell>
          <table:table-cell office:value-type="date" office:date-value="2019-02-24" table:style-name="DateCell">
            <text:p>2019-02-24</text:p>
          </table:table-cell>
          <table:table-cell office:value-type="float" office:value="126243">
            <text:p>126243</text:p>
          </table:table-cell>
          <table:table-cell office:value-type="float" office:value="2220030">
            <text:p>2220030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484a1d40-0fb9-4768-acff-b570cedaacb4</text:p>
          </table:table-cell>
          <table:table-cell office:value-type="date" office:date-value="2019-02-22" table:style-name="DateCell">
            <text:p>2019-02-22</text:p>
          </table:table-cell>
          <table:table-cell office:value-type="float" office:value="126233">
            <text:p>126233</text:p>
          </table:table-cell>
          <table:table-cell office:value-type="float" office:value="2219914">
            <text:p>2219914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b134d1bf-c7c7-4427-93ac-9fdbc2b59ef1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767865">
            <text:p>767865</text:p>
          </table:table-cell>
          <table:table-cell office:value-type="float" office:value="10724441">
            <text:p>10724441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b134d1bf-c7c7-4427-93ac-9fdbc2b59ef1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767786">
            <text:p>767786</text:p>
          </table:table-cell>
          <table:table-cell office:value-type="float" office:value="10722706">
            <text:p>10722706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b134d1bf-c7c7-4427-93ac-9fdbc2b59ef1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766966">
            <text:p>766966</text:p>
          </table:table-cell>
          <table:table-cell office:value-type="float" office:value="10707713">
            <text:p>10707713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26f07661-e115-471d-a930-206f5c89d17c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1040108">
            <text:p>1040108</text:p>
          </table:table-cell>
          <table:table-cell office:value-type="float" office:value="29011793">
            <text:p>29011793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8aa5b65a-5b3c-4029-92bf-47a544356934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1775280">
            <text:p>1775280</text:p>
          </table:table-cell>
          <table:table-cell office:value-type="float" office:value="46882923">
            <text:p>46882923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8aa5b65a-5b3c-4029-92bf-47a544356934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1775280">
            <text:p>1775280</text:p>
          </table:table-cell>
          <table:table-cell office:value-type="float" office:value="46882923">
            <text:p>46882923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8aa5b65a-5b3c-4029-92bf-47a544356934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1775129">
            <text:p>1775129</text:p>
          </table:table-cell>
          <table:table-cell office:value-type="float" office:value="46877770">
            <text:p>46877770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8aa5b65a-5b3c-4029-92bf-47a544356934</text:p>
          </table:table-cell>
          <table:table-cell office:value-type="date" office:date-value="2019-02-24" table:style-name="DateCell">
            <text:p>2019-02-24</text:p>
          </table:table-cell>
          <table:table-cell office:value-type="float" office:value="1774850">
            <text:p>1774850</text:p>
          </table:table-cell>
          <table:table-cell office:value-type="float" office:value="46866117">
            <text:p>46866117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8aa5b65a-5b3c-4029-92bf-47a544356934</text:p>
          </table:table-cell>
          <table:table-cell office:value-type="date" office:date-value="2019-02-21" table:style-name="DateCell">
            <text:p>2019-02-21</text:p>
          </table:table-cell>
          <table:table-cell office:value-type="float" office:value="1774596">
            <text:p>1774596</text:p>
          </table:table-cell>
          <table:table-cell office:value-type="float" office:value="46845993">
            <text:p>46845993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0383dadf-2a4e-4d10-a46a-e9e041da8eb3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4005594">
            <text:p>4005594</text:p>
          </table:table-cell>
          <table:table-cell office:value-type="float" office:value="188967511">
            <text:p>188967511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0383dadf-2a4e-4d10-a46a-e9e041da8eb3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4004162">
            <text:p>4004162</text:p>
          </table:table-cell>
          <table:table-cell office:value-type="float" office:value="188741476">
            <text:p>188741476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5c6acb91-4b9b-4245-b92f-e817295c4ed0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511099">
            <text:p>511099</text:p>
          </table:table-cell>
          <table:table-cell office:value-type="float" office:value="4226571">
            <text:p>4226571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5c6acb91-4b9b-4245-b92f-e817295c4ed0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511002">
            <text:p>511002</text:p>
          </table:table-cell>
          <table:table-cell office:value-type="float" office:value="4225609">
            <text:p>4225609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e3cb4543-210f-499a-b0d1-3882c312dfb9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862161">
            <text:p>862161</text:p>
          </table:table-cell>
          <table:table-cell office:value-type="float" office:value="17730065">
            <text:p>17730065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e3cb4543-210f-499a-b0d1-3882c312dfb9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862161">
            <text:p>862161</text:p>
          </table:table-cell>
          <table:table-cell office:value-type="float" office:value="17730065">
            <text:p>17730065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e3cb4543-210f-499a-b0d1-3882c312dfb9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862082">
            <text:p>862082</text:p>
          </table:table-cell>
          <table:table-cell office:value-type="float" office:value="17727349">
            <text:p>17727349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e3cb4543-210f-499a-b0d1-3882c312dfb9</text:p>
          </table:table-cell>
          <table:table-cell office:value-type="date" office:date-value="2019-02-24" table:style-name="DateCell">
            <text:p>2019-02-24</text:p>
          </table:table-cell>
          <table:table-cell office:value-type="float" office:value="861913">
            <text:p>861913</text:p>
          </table:table-cell>
          <table:table-cell office:value-type="float" office:value="17722939">
            <text:p>17722939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e3cb4543-210f-499a-b0d1-3882c312dfb9</text:p>
          </table:table-cell>
          <table:table-cell office:value-type="date" office:date-value="2019-02-21" table:style-name="DateCell">
            <text:p>2019-02-21</text:p>
          </table:table-cell>
          <table:table-cell office:value-type="float" office:value="861748">
            <text:p>861748</text:p>
          </table:table-cell>
          <table:table-cell office:value-type="float" office:value="17716921">
            <text:p>17716921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e491fae8-3a5a-438e-8368-925753fb41a1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452378">
            <text:p>452378</text:p>
          </table:table-cell>
          <table:table-cell office:value-type="float" office:value="3725787">
            <text:p>3725787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e491fae8-3a5a-438e-8368-925753fb41a1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452378">
            <text:p>452378</text:p>
          </table:table-cell>
          <table:table-cell office:value-type="float" office:value="3725787">
            <text:p>3725787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e491fae8-3a5a-438e-8368-925753fb41a1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452319">
            <text:p>452319</text:p>
          </table:table-cell>
          <table:table-cell office:value-type="float" office:value="3725080">
            <text:p>3725080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1a03f20c-26dd-4c26-bbe8-426e05ea46d5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58627">
            <text:p>58627</text:p>
          </table:table-cell>
          <table:table-cell office:value-type="float" office:value="339371">
            <text:p>339371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1a03f20c-26dd-4c26-bbe8-426e05ea46d5</text:p>
          </table:table-cell>
          <table:table-cell office:value-type="date" office:date-value="2019-02-24" table:style-name="DateCell">
            <text:p>2019-02-24</text:p>
          </table:table-cell>
          <table:table-cell office:value-type="float" office:value="58608">
            <text:p>58608</text:p>
          </table:table-cell>
          <table:table-cell office:value-type="float" office:value="339231">
            <text:p>339231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1a03f20c-26dd-4c26-bbe8-426e05ea46d5</text:p>
          </table:table-cell>
          <table:table-cell office:value-type="date" office:date-value="2019-02-22" table:style-name="DateCell">
            <text:p>2019-02-22</text:p>
          </table:table-cell>
          <table:table-cell office:value-type="float" office:value="58600">
            <text:p>58600</text:p>
          </table:table-cell>
          <table:table-cell office:value-type="float" office:value="339153">
            <text:p>339153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1a03f20c-26dd-4c26-bbe8-426e05ea46d5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58542">
            <text:p>58542</text:p>
          </table:table-cell>
          <table:table-cell office:value-type="float" office:value="338718">
            <text:p>338718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bbd80354-597e-4d53-94e4-92b3a7cb8f2c</text:p>
          </table:table-cell>
          <table:table-cell office:value-type="date" office:date-value="2019-02-24" table:style-name="DateCell">
            <text:p>2019-02-24</text:p>
          </table:table-cell>
          <table:table-cell office:value-type="float" office:value="423907">
            <text:p>423907</text:p>
          </table:table-cell>
          <table:table-cell office:value-type="float" office:value="10032437">
            <text:p>10032437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bbd80354-597e-4d53-94e4-92b3a7cb8f2c</text:p>
          </table:table-cell>
          <table:table-cell office:value-type="date" office:date-value="2019-02-22" table:style-name="DateCell">
            <text:p>2019-02-22</text:p>
          </table:table-cell>
          <table:table-cell office:value-type="float" office:value="423868">
            <text:p>423868</text:p>
          </table:table-cell>
          <table:table-cell office:value-type="float" office:value="10030859">
            <text:p>10030859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bbd80354-597e-4d53-94e4-92b3a7cb8f2c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423632">
            <text:p>423632</text:p>
          </table:table-cell>
          <table:table-cell office:value-type="float" office:value="10020074">
            <text:p>10020074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ded0d67a-eb71-4fe9-83c0-1d18b8ed497e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367357">
            <text:p>367357</text:p>
          </table:table-cell>
          <table:table-cell office:value-type="float" office:value="4791670">
            <text:p>4791670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ded0d67a-eb71-4fe9-83c0-1d18b8ed497e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367357">
            <text:p>367357</text:p>
          </table:table-cell>
          <table:table-cell office:value-type="float" office:value="4791670">
            <text:p>4791670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30f9591a-778b-40dd-be8f-105589f9c998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282">
            <text:p>282</text:p>
          </table:table-cell>
          <table:table-cell office:value-type="float" office:value="1666">
            <text:p>1666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30f9591a-778b-40dd-be8f-105589f9c998</text:p>
          </table:table-cell>
          <table:table-cell office:value-type="date" office:date-value="2019-02-21" table:style-name="DateCell">
            <text:p>2019-02-21</text:p>
          </table:table-cell>
          <table:table-cell office:value-type="float" office:value="282">
            <text:p>282</text:p>
          </table:table-cell>
          <table:table-cell office:value-type="float" office:value="1666">
            <text:p>1666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30f9591a-778b-40dd-be8f-105589f9c998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282">
            <text:p>282</text:p>
          </table:table-cell>
          <table:table-cell office:value-type="float" office:value="1666">
            <text:p>1666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5182c1d9-c7d2-4dad-afa0-ccfeada921a8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2435164">
            <text:p>2435164</text:p>
          </table:table-cell>
          <table:table-cell office:value-type="float" office:value="99998752">
            <text:p>99998752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5182c1d9-c7d2-4dad-afa0-ccfeada921a8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2435164">
            <text:p>2435164</text:p>
          </table:table-cell>
          <table:table-cell office:value-type="float" office:value="99998752">
            <text:p>99998752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5182c1d9-c7d2-4dad-afa0-ccfeada921a8</text:p>
          </table:table-cell>
          <table:table-cell office:value-type="date" office:date-value="2019-02-25" table:style-name="DateCell">
            <text:p>2019-02-25</text:p>
          </table:table-cell>
          <table:table-cell office:value-type="float" office:value="2434971">
            <text:p>2434971</text:p>
          </table:table-cell>
          <table:table-cell office:value-type="float" office:value="99978880">
            <text:p>99978880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5182c1d9-c7d2-4dad-afa0-ccfeada921a8</text:p>
          </table:table-cell>
          <table:table-cell office:value-type="date" office:date-value="2019-02-24" table:style-name="DateCell">
            <text:p>2019-02-24</text:p>
          </table:table-cell>
          <table:table-cell office:value-type="float" office:value="2434522">
            <text:p>2434522</text:p>
          </table:table-cell>
          <table:table-cell office:value-type="float" office:value="99948053">
            <text:p>99948053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5182c1d9-c7d2-4dad-afa0-ccfeada921a8</text:p>
          </table:table-cell>
          <table:table-cell office:value-type="date" office:date-value="2019-02-22" table:style-name="DateCell">
            <text:p>2019-02-22</text:p>
          </table:table-cell>
          <table:table-cell office:value-type="float" office:value="2434294">
            <text:p>2434294</text:p>
          </table:table-cell>
          <table:table-cell office:value-type="float" office:value="99932231">
            <text:p>99932231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5182c1d9-c7d2-4dad-afa0-ccfeada921a8</text:p>
          </table:table-cell>
          <table:table-cell office:value-type="date" office:date-value="2019-02-21" table:style-name="DateCell">
            <text:p>2019-02-21</text:p>
          </table:table-cell>
          <table:table-cell office:value-type="float" office:value="2434085">
            <text:p>2434085</text:p>
          </table:table-cell>
          <table:table-cell office:value-type="float" office:value="99916653">
            <text:p>99916653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5182c1d9-c7d2-4dad-afa0-ccfeada921a8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2432792">
            <text:p>2432792</text:p>
          </table:table-cell>
          <table:table-cell office:value-type="float" office:value="99826435">
            <text:p>99826435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ee58c59f-8e7f-4430-b8ca-236c4d3745ae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1367044">
            <text:p>1367044</text:p>
          </table:table-cell>
          <table:table-cell office:value-type="float" office:value="31162145">
            <text:p>31162145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ee58c59f-8e7f-4430-b8ca-236c4d3745ae</text:p>
          </table:table-cell>
          <table:table-cell office:value-type="date" office:date-value="2019-02-15" table:style-name="DateCell">
            <text:p>2019-02-15</text:p>
          </table:table-cell>
          <table:table-cell office:value-type="float" office:value="1365860">
            <text:p>1365860</text:p>
          </table:table-cell>
          <table:table-cell office:value-type="float" office:value="31126727">
            <text:p>31126727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ee58c59f-8e7f-4430-b8ca-236c4d3745ae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1367044">
            <text:p>1367044</text:p>
          </table:table-cell>
          <table:table-cell office:value-type="float" office:value="31162145">
            <text:p>31162145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f376828a-b438-4fda-bb2e-dcd5fbe81f83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323250">
            <text:p>323250</text:p>
          </table:table-cell>
          <table:table-cell office:value-type="float" office:value="2678376">
            <text:p>2678376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f376828a-b438-4fda-bb2e-dcd5fbe81f83</text:p>
          </table:table-cell>
          <table:table-cell office:value-type="date" office:date-value="2019-02-16" table:style-name="DateCell">
            <text:p>2019-02-16</text:p>
          </table:table-cell>
          <table:table-cell office:value-type="float" office:value="323085">
            <text:p>323085</text:p>
          </table:table-cell>
          <table:table-cell office:value-type="float" office:value="2677011">
            <text:p>2677011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f376828a-b438-4fda-bb2e-dcd5fbe81f83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323233">
            <text:p>323233</text:p>
          </table:table-cell>
          <table:table-cell office:value-type="float" office:value="2678254">
            <text:p>2678254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f376828a-b438-4fda-bb2e-dcd5fbe81f83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323233">
            <text:p>323233</text:p>
          </table:table-cell>
          <table:table-cell office:value-type="float" office:value="2678254">
            <text:p>2678254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07a85e96-bb72-4930-b41d-24853f4a4ede</text:p>
          </table:table-cell>
          <table:table-cell office:value-type="date" office:date-value="2019-02-15" table:style-name="DateCell">
            <text:p>2019-02-15</text:p>
          </table:table-cell>
          <table:table-cell office:value-type="float" office:value="79747">
            <text:p>79747</text:p>
          </table:table-cell>
          <table:table-cell office:value-type="float" office:value="1478656">
            <text:p>1478656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07a85e96-bb72-4930-b41d-24853f4a4ede</text:p>
          </table:table-cell>
          <table:table-cell office:value-type="date" office:date-value="2019-02-17" table:style-name="DateCell">
            <text:p>2019-02-17</text:p>
          </table:table-cell>
          <table:table-cell office:value-type="float" office:value="79747">
            <text:p>79747</text:p>
          </table:table-cell>
          <table:table-cell office:value-type="float" office:value="1478656">
            <text:p>1478656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07a85e96-bb72-4930-b41d-24853f4a4ede</text:p>
          </table:table-cell>
          <table:table-cell office:value-type="date" office:date-value="2019-02-27" table:style-name="DateCell">
            <text:p>2019-02-27</text:p>
          </table:table-cell>
          <table:table-cell office:value-type="float" office:value="79886">
            <text:p>79886</text:p>
          </table:table-cell>
          <table:table-cell office:value-type="float" office:value="1480759">
            <text:p>1480759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07a85e96-bb72-4930-b41d-24853f4a4ede</text:p>
          </table:table-cell>
          <table:table-cell office:value-type="date" office:date-value="2019-02-28" table:style-name="DateCell">
            <text:p>2019-02-28</text:p>
          </table:table-cell>
          <table:table-cell office:value-type="float" office:value="79886">
            <text:p>79886</text:p>
          </table:table-cell>
          <table:table-cell office:value-type="float" office:value="1480759">
            <text:p>1480759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07a85e96-bb72-4930-b41d-24853f4a4ede</text:p>
          </table:table-cell>
          <table:table-cell office:value-type="date" office:date-value="2019-03-01" table:style-name="DateCell">
            <text:p>2019-03-01</text:p>
          </table:table-cell>
          <table:table-cell office:value-type="float" office:value="79886">
            <text:p>79886</text:p>
          </table:table-cell>
          <table:table-cell office:value-type="float" office:value="1480759">
            <text:p>1480759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57e0e9f3-24b5-46a6-be00-be793ca26e21</text:p>
          </table:table-cell>
          <table:table-cell office:value-type="date" office:date-value="2019-02-14" table:style-name="DateCell">
            <text:p>2019-02-14</text:p>
          </table:table-cell>
          <table:table-cell office:value-type="float" office:value="84384">
            <text:p>84384</text:p>
          </table:table-cell>
          <table:table-cell office:value-type="float" office:value="727078">
            <text:p>727078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66bf7876-3898-47fa-8bdd-dc200f946cec</text:p>
          </table:table-cell>
          <table:table-cell office:value-type="date" office:date-value="2019-02-01" table:style-name="DateCell">
            <text:p>2019-02-01</text:p>
          </table:table-cell>
          <table:table-cell office:value-type="float" office:value="1392">
            <text:p>1392</text:p>
          </table:table-cell>
          <table:table-cell office:value-type="float" office:value="21202">
            <text:p>21202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484a1d40-0fb9-4768-acff-b570cedaacb4</text:p>
          </table:table-cell>
          <table:table-cell office:value-type="date" office:date-value="2019-02-14" table:style-name="DateCell">
            <text:p>2019-02-14</text:p>
          </table:table-cell>
          <table:table-cell office:value-type="float" office:value="126152">
            <text:p>126152</text:p>
          </table:table-cell>
          <table:table-cell office:value-type="float" office:value="2218539">
            <text:p>2218539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2cb3b264-277f-4d8f-bc86-1923ff8abdc0</text:p>
          </table:table-cell>
          <table:table-cell office:value-type="date" office:date-value="2019-02-14" table:style-name="DateCell">
            <text:p>2019-02-14</text:p>
          </table:table-cell>
          <table:table-cell office:value-type="float" office:value="187">
            <text:p>187</text:p>
          </table:table-cell>
          <table:table-cell office:value-type="float" office:value="882">
            <text:p>882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7.7</meta:generator>
    <meta:initial-creator>phpMyAdmin 4.7.7</meta:initial-creator>
    <meta:creation-date>2019-03-03T07:39:31</meta:creation-date>
  </office:meta>
</office:document-meta>
</file>